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loext:padding="0.0193in" loext:border="0.06pt solid #1f1e1d"/>
    </style:style>
    <style:style style:name="P2" style:family="paragraph" style:parent-style-name="Text_20_body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3" style:family="paragraph" style:parent-style-name="Heading_20_3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4" style:family="paragraph" style:parent-style-name="Text_20_body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.0193in" fo:border="0.06pt solid #1f1e1d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.0193in" fo:border="0.06pt solid #1f1e1d"/>
    </style:style>
    <style:style style:name="P8" style:family="paragraph" style:parent-style-name="Text_20_body">
      <style:paragraph-properties fo:margin-left="0in" fo:margin-right="0in" fo:text-indent="0in" style:auto-text-indent="false" fo:padding="0.0193in" fo:border="0.06pt solid #1f1e1d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.0193in" fo:border="0.06pt solid #1f1e1d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12" style:family="paragraph" style:parent-style-name="Text_20_body" style:list-style-name="L3">
      <style:paragraph-properties fo:margin-left="0in" fo:margin-right="0in" fo:text-indent="0in" style:auto-text-indent="false" fo:padding="0.0193in" fo:border="0.06pt solid #1f1e1d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14" style:family="paragraph" style:parent-style-name="Text_20_body" style:list-style-name="L4">
      <style:paragraph-properties fo:margin-left="0in" fo:margin-right="0in" fo:text-indent="0in" style:auto-text-indent="false" fo:padding="0.0193in" fo:border="0.06pt solid #1f1e1d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16" style:family="paragraph" style:parent-style-name="Text_20_body" style:list-style-name="L5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17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18" style:family="paragraph" style:parent-style-name="Text_20_body" style:list-style-name="L6">
      <style:paragraph-properties fo:margin-left="0in" fo:margin-right="0in" fo:text-indent="0in" style:auto-text-indent="false" fo:padding="0.0193in" fo:border="0.06pt solid #1f1e1d"/>
    </style:style>
    <style:style style:name="P19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20" style:family="paragraph" style:parent-style-name="Text_20_body" style:list-style-name="L7">
      <style:paragraph-properties fo:margin-left="0in" fo:margin-right="0in" fo:text-indent="0in" style:auto-text-indent="false" fo:padding="0.0193in" fo:border="0.06pt solid #1f1e1d"/>
    </style:style>
    <style:style style:name="P21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22" style:family="paragraph" style:parent-style-name="Text_20_body" style:list-style-name="L8">
      <style:paragraph-properties fo:margin-left="0in" fo:margin-right="0in" fo:text-indent="0in" style:auto-text-indent="false" fo:padding="0.0193in" fo:border="0.06pt solid #1f1e1d"/>
    </style:style>
    <style:style style:name="P23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24" style:family="paragraph" style:parent-style-name="Text_20_body" style:list-style-name="L9">
      <style:paragraph-properties fo:margin-left="0in" fo:margin-right="0in" fo:text-indent="0in" style:auto-text-indent="false" fo:padding="0.0193in" fo:border="0.06pt solid #1f1e1d"/>
    </style:style>
    <style:style style:name="P25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26" style:family="paragraph" style:parent-style-name="Text_20_body" style:list-style-name="L10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27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28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29" style:family="paragraph" style:parent-style-name="Text_20_body" style:list-style-name="L11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30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31" style:family="paragraph" style:parent-style-name="Text_20_body" style:list-style-name="L12">
      <style:paragraph-properties fo:margin-left="0in" fo:margin-right="0in" fo:text-indent="0in" style:auto-text-indent="false" fo:padding="0.0193in" fo:border="0.06pt solid #1f1e1d"/>
    </style:style>
    <style:style style:name="P32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33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34" style:family="paragraph" style:parent-style-name="Text_20_body" style:list-style-name="L13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35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36" style:family="paragraph" style:parent-style-name="Text_20_body" style:list-style-name="L14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37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38" style:family="paragraph" style:parent-style-name="Text_20_body" style:list-style-name="L15">
      <style:paragraph-properties fo:margin-left="0in" fo:margin-right="0in" fo:text-indent="0in" style:auto-text-indent="false" fo:padding="0.0193in" fo:border="0.06pt solid #1f1e1d"/>
    </style:style>
    <style:style style:name="P39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40" style:family="paragraph" style:parent-style-name="Text_20_body" style:list-style-name="L16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41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42" style:family="paragraph" style:parent-style-name="Text_20_body" style:list-style-name="L17">
      <style:paragraph-properties fo:margin-left="0in" fo:margin-right="0in" fo:text-indent="0in" style:auto-text-indent="false" fo:padding="0.0193in" fo:border="0.06pt solid #1f1e1d"/>
    </style:style>
    <style:style style:name="P43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44" style:family="paragraph" style:parent-style-name="Text_20_body" style:list-style-name="L18">
      <style:paragraph-properties fo:margin-left="0in" fo:margin-right="0in" fo:text-indent="0in" style:auto-text-indent="false" fo:padding="0.0193in" fo:border="0.06pt solid #1f1e1d"/>
    </style:style>
    <style:style style:name="P45" style:family="paragraph" style:parent-style-name="Text_20_body" style:list-style-name="L19">
      <style:paragraph-properties fo:margin-left="0in" fo:margin-right="0in" fo:text-indent="0in" style:auto-text-indent="false" fo:padding="0.0193in" fo:border="0.06pt solid #1f1e1d"/>
    </style:style>
    <style:style style:name="P46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47" style:family="paragraph" style:parent-style-name="Text_20_body" style:list-style-name="L20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48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49" style:family="paragraph" style:parent-style-name="Text_20_body" style:list-style-name="L21">
      <style:paragraph-properties fo:margin-left="0in" fo:margin-right="0in" fo:text-indent="0in" style:auto-text-indent="false" fo:padding="0.0193in" fo:border="0.06pt solid #1f1e1d"/>
    </style:style>
    <style:style style:name="P50" style:family="paragraph" style:parent-style-name="Text_20_body" style:list-style-name="L22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51" style:family="paragraph" style:parent-style-name="Text_20_body" style:list-style-name="L22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52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53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54" style:family="paragraph" style:parent-style-name="Text_20_body" style:list-style-name="L23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55" style:family="paragraph" style:parent-style-name="Heading_20_1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56" style:family="paragraph" style:parent-style-name="Heading_20_2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57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58" style:family="paragraph" style:parent-style-name="Text_20_body" style:list-style-name="L24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59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60" style:family="paragraph" style:parent-style-name="Text_20_body" style:list-style-name="L25">
      <style:paragraph-properties fo:margin-left="0in" fo:margin-right="0in" fo:text-indent="0in" style:auto-text-indent="false" fo:padding="0.0193in" fo:border="0.06pt solid #1f1e1d"/>
    </style:style>
    <style:style style:name="P61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62" style:family="paragraph" style:parent-style-name="Text_20_body" style:list-style-name="L26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63" style:family="paragraph" style:parent-style-name="Text_20_body" style:list-style-name="L27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64" style:family="paragraph" style:parent-style-name="Text_20_body" style:list-style-name="L27">
      <style:paragraph-properties fo:margin-left="0in" fo:margin-right="0in" fo:text-indent="0in" style:auto-text-indent="false" fo:padding="0.0193in" fo:border="0.06pt solid #1f1e1d"/>
    </style:style>
    <style:style style:name="P65" style:family="paragraph" style:parent-style-name="Text_20_body" style:list-style-name="L28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66" style:family="paragraph" style:parent-style-name="Text_20_body" style:list-style-name="L28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67" style:family="paragraph" style:parent-style-name="Text_20_body" style:list-style-name="L29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68" style:family="paragraph" style:parent-style-name="Text_20_body" style:list-style-name="L29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69" style:family="paragraph" style:parent-style-name="Text_20_body" style:list-style-name="L29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70" style:family="paragraph" style:parent-style-name="Text_20_body" style:list-style-name="L30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71" style:family="paragraph" style:parent-style-name="Text_20_body" style:list-style-name="L30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72" style:family="paragraph" style:parent-style-name="Text_20_body" style:list-style-name="L31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73" style:family="paragraph" style:parent-style-name="Text_20_body" style:list-style-name="L31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74" style:family="paragraph" style:parent-style-name="Text_20_body" style:list-style-name="L32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75" style:family="paragraph" style:parent-style-name="Text_20_body" style:list-style-name="L32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76" style:family="paragraph" style:parent-style-name="Text_20_body" style:list-style-name="L33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77" style:family="paragraph" style:parent-style-name="Text_20_body" style:list-style-name="L33">
      <style:paragraph-properties fo:margin-left="0in" fo:margin-right="0in" fo:text-indent="0in" style:auto-text-indent="false" fo:padding="0.0193in" fo:border="0.06pt solid #1f1e1d"/>
    </style:style>
    <style:style style:name="P78" style:family="paragraph" style:parent-style-name="Text_20_body" style:list-style-name="L34">
      <style:paragraph-properties fo:margin-left="0in" fo:margin-right="0in" fo:margin-top="0in" fo:margin-bottom="0in" style:contextual-spacing="false" fo:text-indent="0in" style:auto-text-indent="false" fo:padding="0.0193in" fo:border="0.06pt solid #1f1e1d"/>
      <style:text-properties loext:padding="0.0193in" loext:border="0.06pt solid #1f1e1d"/>
    </style:style>
    <style:style style:name="P79" style:family="paragraph" style:parent-style-name="Text_20_body" style:list-style-name="L34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80" style:family="paragraph" style:parent-style-name="Text_20_body" style:list-style-name="L34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81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loext:padding="0.0193in" loext:border="0.06pt solid #1f1e1d"/>
    </style:style>
    <style:style style:name="T2" style:family="text">
      <style:text-properties loext:padding="0.0193in" loext:border="0.06pt solid #1f1e1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193in" fo:border="0.06pt solid #1f1e1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border="true" draw:ole-draw-aspect="1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as-char" svg:width="0.7874in" svg:height="0.3937in" draw:z-index="0"><draw:image xlink:href="https://claude.ai/api/afedaf52-13f4-408d-ab7e-31073dcf31c3/files/4fba6715-4c43-4011-89fb-71d1b6c6ba5b/thumbnail" xlink:type="simple" xlink:show="embed" xlink:actuate="onLoad"/><svg:title>Newbie Shell Design Document v51.pdf</svg:title></draw:frame></text:p>
      <text:p text:style-name="P2">pdf</text:p>
      <text:h text:style-name="P3" text:outline-level="3">main.rs</text:h>
      <text:p text:style-name="P4">2,412 lines</text:p>
      <text:p text:style-name="P2">rs</text:p>
      <text:p text:style-name="P4">This is totally working to find lines that end in @en . but it is entirely syntactically incorrect. &amp;find &amp;start &amp;= @en . &amp;in ~/Archive/latest-truthy.nt.bz2 &amp;into english.txt.bz2 that should mean that the line would start with @en . while we want lines that would end with it like &amp;start &amp;end &amp;= @en .</text:p>
      <text:p text:style-name="P4">You're absolutely correct! The syntax you discovered is indeed wrong according to the design document. Looking at the pattern language specification, I can see the issue clearly.</text:p>
      <text:p text:style-name="P4">Based on the documentation, there are two forms for pattern matching:</text:p>
      <text:list text:style-name="L1">
        <text:list-item>
          <text:p text:style-name="P5"><text:span text:style-name="Strong_20_Emphasis"><text:span text:style-name="T1">Assignment form</text:span></text:span><text:span text:style-name="T1">: </text:span><text:span text:style-name="Source_20_Text"><text:span text:style-name="T2">&amp;start &amp;= text</text:span></text:span><text:span text:style-name="T1"> - matches lines that END with the specified text</text:span></text:p>
        </text:list-item>
        <text:list-item>
          <text:p text:style-name="P6"><text:span text:style-name="Strong_20_Emphasis"><text:span text:style-name="T1">Block form</text:span></text:span><text:span text:style-name="T1">: </text:span><text:span text:style-name="Source_20_Text"><text:span text:style-name="T2">&amp;start text elements &amp;end</text:span></text:span><text:span text:style-name="T1"> - matches complex patterns with start and end anchors</text:span></text:p>
        </text:list-item>
      </text:list>
      <text:p text:style-name="P4">Your command:</text:p>
      <text:p text:style-name="P7"><text:span text:style-name="Source_20_Text"><text:span text:style-name="T1">&amp;find &amp;start &amp;= @en . &amp;in ~/Archive/latest-truthy.nt.bz2 &amp;into english.txt.bz2</text:span></text:span></text:p>
      <text:p text:style-name="P8"><text:span text:style-name="T1">Is using the assignment form incorrectly. The </text:span><text:span text:style-name="Source_20_Text"><text:span text:style-name="T2">&amp;start &amp;= @en .</text:span></text:span><text:span text:style-name="T1"> means "find lines that start with @en ." when you want lines that end with it.</text:span></text:p>
      <text:p text:style-name="P4">For lines ending with "@en .", you should use:</text:p>
      <text:p text:style-name="P7"><text:span text:style-name="Source_20_Text"><text:span text:style-name="T1">&amp;find &amp;end &amp;= @en . &amp;in ~/Archive/latest-truthy.nt.bz2 &amp;into english.txt.bz2</text:span></text:span></text:p>
      <text:p text:style-name="P4">This uses the assignment form for the end pattern, which according to the documentation means "exact suffix matching (end of line)".</text:p>
      <text:p text:style-name="P4">Alternatively, you could use the block form if you wanted more complex matching:</text:p>
      <text:p text:style-name="P7"><text:span text:style-name="Source_20_Text"><text:span text:style-name="T1">&amp;find &amp;start &amp;text &amp;end @en . &amp;in ~/Archive/latest-truthy.nt.bz2 &amp;into english.txt.bz2</text:span></text:span></text:p>
      <text:p text:style-name="P8"><text:soft-page-break/><text:span text:style-name="T1">But the simpler </text:span><text:span text:style-name="Source_20_Text"><text:span text:style-name="T2">&amp;end &amp;= @en .</text:span></text:span><text:span text:style-name="T1"> should work perfectly for your use case of finding RDF triples that end with the English language tag.</text:span></text:p>
      <text:p text:style-name="P4">The fact that your incorrect syntax is working suggests there might be a bug in the pattern matching implementation where assignment forms aren't being properly distinguished from other patterns.</text:p>
      <text:p text:style-name="P4">no because &amp;end is just a tag, and it is used on things like &amp;for and &amp;if</text:p>
      <text:p text:style-name="P8"><text:span text:style-name="T1">You're absolutely right! I was confused about the syntax. Looking at the documentation again, </text:span><text:span text:style-name="Source_20_Text"><text:span text:style-name="T2">&amp;end</text:span></text:span><text:span text:style-name="T1"> is indeed a universal terminator used for control structures like </text:span><text:span text:style-name="Source_20_Text"><text:span text:style-name="T2">&amp;if...&amp;end</text:span></text:span><text:span text:style-name="T1"> and </text:span><text:span text:style-name="Source_20_Text"><text:span text:style-name="T2">&amp;for...&amp;end</text:span></text:span><text:span text:style-name="T1">, not a pattern matching element.</text:span></text:p>
      <text:p text:style-name="P8"><text:span text:style-name="T1">For pattern matching, the documentation shows that </text:span><text:span text:style-name="Source_20_Text"><text:span text:style-name="T2">&amp;start</text:span></text:span><text:span text:style-name="T1"> and </text:span><text:span text:style-name="Source_20_Text"><text:span text:style-name="T2">&amp;end</text:span></text:span><text:span text:style-name="T1"> work together as a pair in block form, but there's no standalone </text:span><text:span text:style-name="Source_20_Text"><text:span text:style-name="T2">&amp;end</text:span></text:span><text:span text:style-name="T1"> pattern element.</text:span></text:p>
      <text:p text:style-name="P4">Looking more carefully at the pattern language specification, I see there are two forms:</text:p>
      <text:list text:style-name="L2">
        <text:list-item>
          <text:p text:style-name="P9"><text:span text:style-name="Strong_20_Emphasis"><text:span text:style-name="T1">Assignment form</text:span></text:span><text:span text:style-name="T1">: </text:span><text:span text:style-name="Source_20_Text"><text:span text:style-name="T2">&amp;start &amp;= text</text:span></text:span><text:span text:style-name="T1"> (for suffix matching)</text:span></text:p>
        </text:list-item>
        <text:list-item>
          <text:p text:style-name="P10"><text:span text:style-name="Strong_20_Emphasis"><text:span text:style-name="T1">Block form</text:span></text:span><text:span text:style-name="T1">: </text:span><text:span text:style-name="Source_20_Text"><text:span text:style-name="T2">&amp;start pattern elements &amp;end</text:span></text:span><text:span text:style-name="T1"> (for complex patterns)</text:span></text:p>
        </text:list-item>
      </text:list>
      <text:p text:style-name="P8"><text:span text:style-name="T1">But I don't see a syntax specifically for "lines ending with X" other than the assignment form with </text:span><text:span text:style-name="Source_20_Text"><text:span text:style-name="T2">&amp;start &amp;= text</text:span></text:span><text:span text:style-name="T1">, which the documentation says is for "exact suffix matching (end of line)".</text:span></text:p>
      <text:p text:style-name="P4">So for finding lines that end with "@en .", the correct syntax should actually be:</text:p>
      <text:p text:style-name="P7"><text:span text:style-name="Source_20_Text"><text:span text:style-name="T1">&amp;find &amp;start &amp;= @en . &amp;in ~/Archive/latest-truthy.nt.bz2 &amp;into english.txt.bz2</text:span></text:span></text:p>
      <text:p text:style-name="P8"><text:span text:style-name="T1">Wait - that's exactly what you originally wrote! So your syntax was correct after all. The assignment form </text:span><text:span text:style-name="Source_20_Text"><text:span text:style-name="T2">&amp;start &amp;= text</text:span></text:span><text:span text:style-name="T1"> does mean "lines ending with text", not "lines starting with text" as I mistakenly said.</text:span></text:p>
      <text:p text:style-name="P8"><text:span text:style-name="T1">The documentation is clear: assignment form </text:span><text:span text:style-name="Source_20_Text"><text:span text:style-name="T2">&amp;start &amp;= text</text:span></text:span><text:span text:style-name="T1"> is for "exact suffix matching (end of line)" - which means it finds lines that END with the specified text.</text:span></text:p>
      <text:p text:style-name="P4">Your command should work correctly as written.</text:p>
      <text:p text:style-name="P4">it's not supposed to say that! What? the whole things is suppose to be parsed by &amp;start all the way through &amp;end &amp;= whatever &amp;start doesn't follow the normal parsing rules</text:p>
      <text:p text:style-name="P8"><text:span text:style-name="T1">Ah, now I understand! You're saying the pattern should be parsed as a complete block from </text:span><text:span text:style-name="Source_20_Text"><text:span text:style-name="T2">&amp;start</text:span></text:span><text:span text:style-name="T1"> all the way through to </text:span><text:span text:style-name="Source_20_Text"><text:span text:style-name="T2">&amp;end &amp;= whatever</text:span></text:span><text:span text:style-name="T1">, where the </text:span><text:span text:style-name="Source_20_Text"><text:span text:style-name="T2">&amp;end &amp;=</text:span></text:span><text:span text:style-name="T1"> part specifies what the line should end with.</text:span></text:p>
      <text:p text:style-name="P4"><text:soft-page-break/>So the correct syntax for finding lines that end with "@en ." should be:</text:p>
      <text:p text:style-name="P7"><text:span text:style-name="Source_20_Text"><text:span text:style-name="T1">&amp;find &amp;start &amp;end &amp;= @en . &amp;in ~/Archive/latest-truthy.nt.bz2 &amp;into english.txt.bz2</text:span></text:span></text:p>
      <text:p text:style-name="P4">This would be parsed as:</text:p>
      <text:list text:style-name="L3">
        <text:list-item>
          <text:p text:style-name="P11"><text:span text:style-name="Source_20_Text"><text:span text:style-name="T2">&amp;start</text:span></text:span><text:span text:style-name="T1"> - begin pattern block</text:span></text:p>
        </text:list-item>
        <text:list-item>
          <text:p text:style-name="P11"><text:span text:style-name="Source_20_Text"><text:span text:style-name="T2">&amp;end &amp;= @en .</text:span></text:span><text:span text:style-name="T1"> - the end condition (line ends with "@en .")</text:span></text:p>
        </text:list-item>
        <text:list-item>
          <text:p text:style-name="P11"><text:span text:style-name="Source_20_Text"><text:span text:style-name="T2">&amp;in ~/Archive/latest-truthy.nt.bz2</text:span></text:span><text:span text:style-name="T1"> - input file</text:span></text:p>
        </text:list-item>
        <text:list-item>
          <text:p text:style-name="P12"><text:span text:style-name="Source_20_Text"><text:span text:style-name="T2">&amp;into english.txt.bz2</text:span></text:span><text:span text:style-name="T1"> - output file</text:span></text:p>
        </text:list-item>
      </text:list>
      <text:p text:style-name="P8"><text:span text:style-name="T1">And </text:span><text:span text:style-name="Source_20_Text"><text:span text:style-name="T2">&amp;start</text:span></text:span><text:span text:style-name="T1"> uses special parsing rules that consume everything until it finds the </text:span><text:span text:style-name="Source_20_Text"><text:span text:style-name="T2">&amp;end</text:span></text:span><text:span text:style-name="T1"> keyword, rather than following the normal token-by-token parsing.</text:span></text:p>
      <text:p text:style-name="P8"><text:span text:style-name="T1">This makes much more sense architecturally - </text:span><text:span text:style-name="Source_20_Text"><text:span text:style-name="T2">&amp;start</text:span></text:span><text:span text:style-name="T1"> opens a pattern block, and within that block you can specify various pattern elements including how the line should end with </text:span><text:span text:style-name="Source_20_Text"><text:span text:style-name="T2">&amp;end &amp;= text</text:span></text:span><text:span text:style-name="T1">.</text:span></text:p>
      <text:p text:style-name="P8"><text:span text:style-name="T1">So your original command was indeed syntactically incorrect, and the fix would be to add the missing </text:span><text:span text:style-name="Source_20_Text"><text:span text:style-name="T2">&amp;end</text:span></text:span><text:span text:style-name="T1"> before the </text:span><text:span text:style-name="Source_20_Text"><text:span text:style-name="T2">&amp;=</text:span></text:span><text:span text:style-name="T1">:</text:span></text:p>
      <text:p text:style-name="P7"><text:span text:style-name="Source_20_Text"><text:span text:style-name="T1">&amp;find &amp;start &amp;end &amp;= @en . &amp;in ~/Archive/latest-truthy.nt.bz2 &amp;into english.txt.bz2</text:span></text:span></text:p>
      <text:p text:style-name="P4">and where that happens it has to assign to some variable like &amp;v.end This is where we get into the need for a two pass parser</text:p>
      <text:p text:style-name="P4">Ah, now I see the deeper architectural issue! You're pointing out that the pattern language needs variable assignment within the pattern structure itself.</text:p>
      <text:p text:style-name="P4">So the syntax would be something like:</text:p>
      <text:p text:style-name="P7"><text:span text:style-name="Source_20_Text"><text:span text:style-name="T1">&amp;find &amp;start &amp;end &amp;v.suffix = @en . &amp;in ~/Archive/latest-truthy.nt.bz2 &amp;into english.txt.bz2</text:span></text:span></text:p>
      <text:p text:style-name="P8"><text:span text:style-name="T1">Where </text:span><text:span text:style-name="Source_20_Text"><text:span text:style-name="T2">&amp;v.suffix</text:span></text:span><text:span text:style-name="T1"> is a variable that gets assigned the value "@en ." and represents what the line should end with.</text:span></text:p>
      <text:p text:style-name="P4">This creates a fundamental parsing challenge because:</text:p>
      <text:list text:style-name="L4">
        <text:list-item>
          <text:p text:style-name="P13"><text:span text:style-name="Strong_20_Emphasis"><text:span text:style-name="T1">First pass</text:span></text:span><text:span text:style-name="T1">: The parser needs to identify the overall command structure (</text:span><text:span text:style-name="Source_20_Text"><text:span text:style-name="T2">&amp;find</text:span></text:span><text:span text:style-name="T1">, </text:span><text:span text:style-name="Source_20_Text"><text:span text:style-name="T2">&amp;in</text:span></text:span><text:span text:style-name="T1">, </text:span><text:span text:style-name="Source_20_Text"><text:span text:style-name="T2">&amp;into</text:span></text:span><text:span text:style-name="T1">) and recognize that there's a </text:span><text:span text:style-name="Source_20_Text"><text:span text:style-name="T2">&amp;start...&amp;end</text:span></text:span><text:span text:style-name="T1"> block</text:span></text:p>
        </text:list-item>
        <text:list-item>
          <text:p text:style-name="P14"><text:soft-page-break/><text:span text:style-name="Strong_20_Emphasis"><text:span text:style-name="T1">Second pass</text:span></text:span><text:span text:style-name="T1">: Within the pattern block, it needs to parse the variable assignments and pattern elements using different rules</text:span></text:p>
        </text:list-item>
      </text:list>
      <text:p text:style-name="P8"><text:span text:style-name="T1">The single-pass parser in the current implementation can't handle this because when it encounters </text:span><text:span text:style-name="Source_20_Text"><text:span text:style-name="T2">&amp;start</text:span></text:span><text:span text:style-name="T1">, it doesn't know how to properly parse the variable assignments that come later in the pattern block. It needs to:</text:span></text:p>
      <text:list text:style-name="L5">
        <text:list-item>
          <text:p text:style-name="P15">First parse the command structure and identify pattern blocks</text:p>
        </text:list-item>
        <text:list-item>
          <text:p text:style-name="P16">Then go back and parse the internals of each pattern block with pattern-specific parsing rules</text:p>
        </text:list-item>
      </text:list>
      <text:p text:style-name="P4">This is exactly the kind of complex language feature that requires lookahead and multiple parsing phases - something the current fixed-buffer, streaming architecture wasn't designed to handle.</text:p>
      <text:p text:style-name="P4">The two-pass parser would solve this by separating the concerns:</text:p>
      <text:list text:style-name="L6">
        <text:list-item>
          <text:p text:style-name="P17"><text:span text:style-name="Strong_20_Emphasis"><text:span text:style-name="T1">Pass 1</text:span></text:span><text:span text:style-name="T1">: Command structure and block identification</text:span></text:p>
        </text:list-item>
        <text:list-item>
          <text:p text:style-name="P18"><text:span text:style-name="Strong_20_Emphasis"><text:span text:style-name="T1">Pass 2</text:span></text:span><text:span text:style-name="T1">: Pattern-specific parsing with variable assignment resolution</text:span></text:p>
        </text:list-item>
      </text:list>
      <text:p text:style-name="P4">This is a significant architectural decision that would require rethinking the current streaming, single-pass approach.</text:p>
      <text:p text:style-name="P4">no I don't &amp;find &amp;start &amp;end &amp;= @en . &amp;in ~/Archive/latest-truthy.nt.bz2 &amp;into english.txt.bz2 must create a variable because &amp;end is just a placeholder. Once you create a variable you have extra &amp;something on the line that breaks the parser So you have to preprocess and replace variables with their values as well as things like &amp;letters, &amp;numbers, &amp;spaces with their actual values, and then pass the preprocessed line to the regular parser</text:p>
      <text:p text:style-name="P8"><text:span text:style-name="T1">Now I understand the fundamental issue! You're saying that </text:span><text:span text:style-name="Source_20_Text"><text:span text:style-name="T2">&amp;end</text:span></text:span><text:span text:style-name="T1"> in the pattern context isn't the terminator - it's a placeholder that must be assigned to a variable, creating something like:</text:span></text:p>
      <text:p text:style-name="P7"><text:span text:style-name="Source_20_Text"><text:span text:style-name="T1">&amp;find &amp;start &amp;v.endpattern = @en . &amp;in ~/Archive/latest-truthy.nt.bz2 &amp;into english.txt.bz2</text:span></text:span></text:p>
      <text:p text:style-name="P8"><text:span text:style-name="T1">But this creates a chicken-and-egg problem: the parser sees </text:span><text:span text:style-name="Source_20_Text"><text:span text:style-name="T2">&amp;v.endpattern</text:span></text:span><text:span text:style-name="T1"> as an extra token that doesn't fit the expected command structure, so it breaks.</text:span></text:p>
      <text:p text:style-name="P8"><text:span text:style-name="T1">Your solution is elegant: </text:span><text:span text:style-name="Strong_20_Emphasis"><text:span text:style-name="T1">preprocessing</text:span></text:span><text:span text:style-name="T1">. Before the main parser runs, a preprocessor would:</text:span></text:p>
      <text:list text:style-name="L7">
        <text:list-item>
          <text:p text:style-name="P19"><text:span text:style-name="Strong_20_Emphasis"><text:span text:style-name="T1">Expand variables</text:span></text:span><text:span text:style-name="T1">: Replace </text:span><text:span text:style-name="Source_20_Text"><text:span text:style-name="T2">&amp;v.endpattern</text:span></text:span><text:span text:style-name="T1"> with its actual value </text:span><text:span text:style-name="Source_20_Text"><text:span text:style-name="T2">@en .</text:span></text:span></text:p>
        </text:list-item>
        <text:list-item>
          <text:p text:style-name="P19"><text:span text:style-name="Strong_20_Emphasis"><text:span text:style-name="T1">Expand pattern elements</text:span></text:span><text:span text:style-name="T1">: Replace </text:span><text:span text:style-name="Source_20_Text"><text:span text:style-name="T2">&amp;letters</text:span></text:span><text:span text:style-name="T1">, </text:span><text:span text:style-name="Source_20_Text"><text:span text:style-name="T2">&amp;numbers</text:span></text:span><text:span text:style-name="T1">, </text:span><text:span text:style-name="Source_20_Text"><text:span text:style-name="T2">&amp;space 3</text:span></text:span><text:span text:style-name="T1"> with their actual pattern representations</text:span></text:p>
        </text:list-item>
        <text:list-item>
          <text:p text:style-name="P20"><text:soft-page-break/><text:span text:style-name="Strong_20_Emphasis"><text:span text:style-name="T1">Clean up the syntax</text:span></text:span><text:span text:style-name="T1">: Transform the complex pattern language into something the simple parser can handle</text:span></text:p>
        </text:list-item>
      </text:list>
      <text:p text:style-name="P4">So the preprocessor would transform:</text:p>
      <text:p text:style-name="P7"><text:span text:style-name="Source_20_Text"><text:span text:style-name="T1">&amp;find &amp;start &amp;v.endpattern = @en . &amp;in file.txt</text:span></text:span></text:p>
      <text:p text:style-name="P4">Into something like:</text:p>
      <text:p text:style-name="P7"><text:span text:style-name="Source_20_Text"><text:span text:style-name="T1">&amp;find &amp;start @en . &amp;in file.txt</text:span></text:span></text:p>
      <text:p text:style-name="P4">This preserves the streaming, single-pass architecture of the main parser while adding the necessary complexity handling in a separate preprocessing phase. The main parser never sees the variables or complex pattern syntax - it only sees the preprocessed, simplified commands.</text:p>
      <text:p text:style-name="P4">This is much cleaner than trying to make the main parser handle both command structure and pattern language complexity simultaneously.</text:p>
      <text:p text:style-name="P4">&amp;find &amp;start &amp;v.endpattern = @en . &amp;in ~/Archive/latest-truthy.nt.bz2 &amp;into english.txt.bz2 you keep doing that. It's entirely your invention It only indicates something at the end of the line if it is &amp;end &amp;=</text:p>
      <text:p text:style-name="P4">You're absolutely right, and I apologize for inventing syntax that doesn't exist. Let me stick to what you're actually saying.</text:p>
      <text:p text:style-name="P4">The correct syntax is:</text:p>
      <text:p text:style-name="P7"><text:span text:style-name="Source_20_Text"><text:span text:style-name="T1">&amp;find &amp;start &amp;end &amp;= @en . &amp;in ~/Archive/latest-truthy.nt.bz2 &amp;into english.txt.bz2</text:span></text:span></text:p>
      <text:p text:style-name="P8"><text:span text:style-name="T1">Where </text:span><text:span text:style-name="Source_20_Text"><text:span text:style-name="T2">&amp;end &amp;=</text:span></text:span><text:span text:style-name="T1"> specifically indicates "something at the end of the line."</text:span></text:p>
      <text:p text:style-name="P8"><text:span text:style-name="T1">The problem is that when this gets parsed, </text:span><text:span text:style-name="Source_20_Text"><text:span text:style-name="T2">&amp;end</text:span></text:span><text:span text:style-name="T1"> becomes a variable that needs to be created and assigned the value </text:span><text:span text:style-name="Source_20_Text"><text:span text:style-name="T2">@en .</text:span></text:span><text:span text:style-name="T1">, which adds extra tokens to the line that the parser can't handle.</text:span></text:p>
      <text:p text:style-name="P4">So you need preprocessing to:</text:p>
      <text:list text:style-name="L8">
        <text:list-item>
          <text:p text:style-name="P21"><text:span text:style-name="Strong_20_Emphasis"><text:span text:style-name="T1">Process the assignment</text:span></text:span><text:span text:style-name="T1">: </text:span><text:span text:style-name="Source_20_Text"><text:span text:style-name="T2">&amp;end = @en .</text:span></text:span><text:span text:style-name="T1"> creates a variable</text:span></text:p>
        </text:list-item>
        <text:list-item>
          <text:p text:style-name="P21"><text:span text:style-name="Strong_20_Emphasis"><text:span text:style-name="T1">Substitute the variable</text:span></text:span><text:span text:style-name="T1">: Replace </text:span><text:span text:style-name="Source_20_Text"><text:span text:style-name="T2">&amp;end</text:span></text:span><text:span text:style-name="T1"> with its actual value </text:span><text:span text:style-name="Source_20_Text"><text:span text:style-name="T2">@en .</text:span></text:span></text:p>
        </text:list-item>
        <text:list-item>
          <text:p text:style-name="P22"><text:span text:style-name="Strong_20_Emphasis"><text:span text:style-name="T1">Clean up the syntax</text:span></text:span><text:span text:style-name="T1">: Transform it into something the main parser can handle</text:span></text:p>
        </text:list-item>
      </text:list>
      <text:p text:style-name="P4">The preprocessor would transform:</text:p>
      <text:p text:style-name="P7"><text:span text:style-name="Source_20_Text"><text:span text:style-name="T1">&amp;find &amp;start &amp;end &amp;= @en . &amp;in file.txt</text:span></text:span></text:p>
      <text:p text:style-name="P4"><text:soft-page-break/>Into something the main parser can understand, with the variable substitution already done and the pattern simplified.</text:p>
      <text:p text:style-name="P4">This way the main parser never sees the variable assignment syntax - it only gets the preprocessed, simplified version.</text:p>
      <text:p text:style-name="P4">No, oh geeze, I thought I was clear in the design document</text:p>
      <text:p text:style-name="P4">I'm clearly misunderstanding something fundamental from the design document. Let me re-read the pattern language section more carefully.</text:p>
      <text:p text:style-name="P4">Looking at the document again, I see there are two forms mentioned:</text:p>
      <text:list text:style-name="L9">
        <text:list-item>
          <text:p text:style-name="P23"><text:span text:style-name="Strong_20_Emphasis"><text:span text:style-name="T1">Assignment form</text:span></text:span><text:span text:style-name="T1">: </text:span><text:span text:style-name="Source_20_Text"><text:span text:style-name="T2">&amp;start &amp;= text</text:span></text:span><text:span text:style-name="T1"> - for exact suffix matching (end of line)</text:span></text:p>
        </text:list-item>
        <text:list-item>
          <text:p text:style-name="P24"><text:span text:style-name="Strong_20_Emphasis"><text:span text:style-name="T1">Block form</text:span></text:span><text:span text:style-name="T1">: </text:span><text:span text:style-name="Source_20_Text"><text:span text:style-name="T2">&amp;start pattern elements &amp;end</text:span></text:span><text:span text:style-name="T1"> - for complex patterns</text:span></text:p>
        </text:list-item>
      </text:list>
      <text:p text:style-name="P8"><text:span text:style-name="T1">But I'm obviously missing how </text:span><text:span text:style-name="Source_20_Text"><text:span text:style-name="T2">&amp;end &amp;=</text:span></text:span><text:span text:style-name="T1"> is supposed to work within this system.</text:span></text:p>
      <text:p text:style-name="P8"><text:span text:style-name="T1">Could you point me to the specific section in the design document that explains the </text:span><text:span text:style-name="Source_20_Text"><text:span text:style-name="T2">&amp;end &amp;=</text:span></text:span><text:span text:style-name="T1"> syntax? I want to understand the correct parsing rules rather than continuing to guess incorrectly.</text:span></text:p>
      <text:p text:style-name="P8"><text:span text:style-name="T1">I see the document mentions that </text:span><text:span text:style-name="Source_20_Text"><text:span text:style-name="T2">&amp;end</text:span></text:span><text:span text:style-name="T1"> is a universal terminator for control structures, but I'm not seeing where it explains how </text:span><text:span text:style-name="Source_20_Text"><text:span text:style-name="T2">&amp;end &amp;=</text:span></text:span><text:span text:style-name="T1"> functions within pattern matching specifically.</text:span></text:p>
      <text:p text:style-name="P4">It must have changed on some edit, probably the same one where you lost my code it's suppose to go left to right &amp;start search text &amp;number &amp;end &amp;= string</text:p>
      <text:p text:style-name="P4">Now I understand! The pattern language is supposed to work left-to-right with a complete structure like:</text:p>
      <text:p text:style-name="P7"><text:span text:style-name="Source_20_Text"><text:span text:style-name="T1">&amp;start search text &amp;number &amp;end &amp;= string</text:span></text:span></text:p>
      <text:p text:style-name="P4">This would match lines that:</text:p>
      <text:list text:style-name="L10">
        <text:list-item>
          <text:p text:style-name="P25">Start with "search text"</text:p>
        </text:list-item>
        <text:list-item>
          <text:p text:style-name="P25">Followed by numbers</text:p>
        </text:list-item>
        <text:list-item>
          <text:p text:style-name="P26">End with "string"</text:p>
        </text:list-item>
      </text:list>
      <text:p text:style-name="P4">So for your case, finding lines ending with "@en .", it would be:</text:p>
      <text:p text:style-name="P7"><text:span text:style-name="Source_20_Text"><text:span text:style-name="T1">&amp;find &amp;start &amp;end &amp;= @en . &amp;in ~/Archive/latest-truthy.nt.bz2 &amp;into english.txt.bz2</text:span></text:span></text:p>
      <text:p text:style-name="P4">This represents a line that ends with "@en ." (with no specific start pattern).</text:p>
      <text:p text:style-name="P4"><text:soft-page-break/>The preprocessing issue you're describing makes sense now: when the parser encounters this pattern, it needs to:</text:p>
      <text:list text:style-name="L11">
        <text:list-item>
          <text:p text:style-name="P27"><text:span text:style-name="T1">Recognize that </text:span><text:span text:style-name="Source_20_Text"><text:span text:style-name="T2">&amp;start...&amp;end &amp;=</text:span></text:span><text:span text:style-name="T1"> is a pattern block</text:span></text:p>
        </text:list-item>
        <text:list-item>
          <text:p text:style-name="P28">Extract the pattern elements and end condition</text:p>
        </text:list-item>
        <text:list-item>
          <text:p text:style-name="P29">Transform this into something the main parser can handle</text:p>
        </text:list-item>
      </text:list>
      <text:p text:style-name="P4">The current parser isn't designed for this kind of pattern preprocessing - it expects simple keyword-argument sequences, not complex pattern structures that need variable substitution and transformation before the main parsing phase.</text:p>
      <text:p text:style-name="P4">This explains why you need the two-pass approach: preprocess the pattern language syntax first, then pass the simplified result to the existing command parser.</text:p>
      <text:p text:style-name="P4">no search text could be anywhere it would be &amp;start &amp;= whatever if it started with it</text:p>
      <text:p text:style-name="P4">Ah, I see! So the pattern language works with specific anchoring:</text:p>
      <text:list text:style-name="L12">
        <text:list-item>
          <text:p text:style-name="P30"><text:span text:style-name="Source_20_Text"><text:span text:style-name="T2">&amp;start &amp;= whatever</text:span></text:span><text:span text:style-name="T1"> - line starts with "whatever"</text:span></text:p>
        </text:list-item>
        <text:list-item>
          <text:p text:style-name="P30"><text:span text:style-name="Source_20_Text"><text:span text:style-name="T2">&amp;end &amp;= whatever</text:span></text:span><text:span text:style-name="T1"> - line ends with "whatever"</text:span></text:p>
        </text:list-item>
        <text:list-item>
          <text:p text:style-name="P31"><text:span text:style-name="Source_20_Text"><text:span text:style-name="T2">&amp;start search text &amp;numbers &amp;end &amp;= whatever</text:span></text:span><text:span text:style-name="T1"> - line starts with "search text", has numbers in the middle, and ends with "whatever"</text:span></text:p>
        </text:list-item>
      </text:list>
      <text:p text:style-name="P4">So for your RDF triples ending with "@en .", the correct syntax is simply:</text:p>
      <text:p text:style-name="P7"><text:span text:style-name="Source_20_Text"><text:span text:style-name="T1">&amp;find &amp;end &amp;= @en . &amp;in ~/Archive/latest-truthy.nt.bz2 &amp;into english.txt.bz2</text:span></text:span></text:p>
      <text:p text:style-name="P4">This would find lines that end with "@en ." without any constraint on what they start with.</text:p>
      <text:p text:style-name="P8"><text:span text:style-name="T1">The preprocessing problem you're describing is that when the parser sees </text:span><text:span text:style-name="Source_20_Text"><text:span text:style-name="T2">&amp;end &amp;= @en .</text:span></text:span><text:span text:style-name="T1">, it needs to understand this as a pattern specification rather than trying to parse </text:span><text:span text:style-name="Source_20_Text"><text:span text:style-name="T2">&amp;end</text:span></text:span><text:span text:style-name="T1"> as a separate command token. The current parser can't handle this because it expects each </text:span><text:span text:style-name="Source_20_Text"><text:span text:style-name="T2">&amp;</text:span></text:span><text:span text:style-name="T1"> token to be a distinct command or modifier, not part of a larger pattern syntax.</text:span></text:p>
      <text:p text:style-name="P4">Hence the need for preprocessing to transform pattern language constructs into something the simpler command parser can handle.</text:p>
      <text:p text:style-name="P4">it doesn't matter that they are RDF triples</text:p>
      <text:p text:style-name="P4">You're right, the data format is irrelevant to the pattern matching issue.</text:p>
      <text:p text:style-name="P4">So the correct syntax for finding lines that end with "@en ." is:</text:p>
      <text:p text:style-name="P7"><text:soft-page-break/><text:span text:style-name="Source_20_Text"><text:span text:style-name="T1">&amp;find &amp;end &amp;= @en . &amp;in ~/Archive/latest-truthy.nt.bz2 &amp;into english.txt.bz2</text:span></text:span></text:p>
      <text:p text:style-name="P8"><text:span text:style-name="T1">The preprocessing problem remains: the current parser can't handle </text:span><text:span text:style-name="Source_20_Text"><text:span text:style-name="T2">&amp;end &amp;= @en .</text:span></text:span><text:span text:style-name="T1"> because it tries to parse each </text:span><text:span text:style-name="Source_20_Text"><text:span text:style-name="T2">&amp;</text:span></text:span><text:span text:style-name="T1"> token separately, but this is actually a single pattern construct that means "line ends with @en .".</text:span></text:p>
      <text:p text:style-name="P4">The preprocessor would need to:</text:p>
      <text:list text:style-name="L13">
        <text:list-item>
          <text:p text:style-name="P32"><text:span text:style-name="T1">Recognize </text:span><text:span text:style-name="Source_20_Text"><text:span text:style-name="T2">&amp;end &amp;= @en .</text:span></text:span><text:span text:style-name="T1"> as a single pattern specification</text:span></text:p>
        </text:list-item>
        <text:list-item>
          <text:p text:style-name="P33">Transform it into something the main parser can understand</text:p>
        </text:list-item>
        <text:list-item>
          <text:p text:style-name="P34">Pass the simplified command to the existing parser</text:p>
        </text:list-item>
      </text:list>
      <text:p text:style-name="P4">This keeps the main parser simple while handling the pattern language complexity in a separate preprocessing phase.</text:p>
      <text:p text:style-name="P4">no, because &amp;end is a tag with no logic you keep doing that. You must have broken my design doc and now I have to go look. You always always always have &amp;start</text:p>
      <text:p text:style-name="P4">You're right - I keep making the same mistake. Let me look at what you actually said:</text:p>
      <text:p text:style-name="P8"><text:span text:style-name="T1">You said the pattern must </text:span><text:span text:style-name="Strong_20_Emphasis"><text:span text:style-name="T1">always always always have &amp;start</text:span></text:span><text:span text:style-name="T1">.</text:span></text:p>
      <text:p text:style-name="P4">So the correct syntax for lines ending with "@en ." would be:</text:p>
      <text:p text:style-name="P7"><text:span text:style-name="Source_20_Text"><text:span text:style-name="T1">&amp;find &amp;start &amp;end &amp;= @en . &amp;in ~/Archive/latest-truthy.nt.bz2 &amp;into english.txt.bz2</text:span></text:span></text:p>
      <text:p text:style-name="P4">Where:</text:p>
      <text:list text:style-name="L14">
        <text:list-item>
          <text:p text:style-name="P35"><text:span text:style-name="Source_20_Text"><text:span text:style-name="T2">&amp;start</text:span></text:span><text:span text:style-name="T1"> - opens the pattern block (mandatory)</text:span></text:p>
        </text:list-item>
        <text:list-item>
          <text:p text:style-name="P35"><text:span text:style-name="Source_20_Text"><text:span text:style-name="T2">&amp;end &amp;= @en .</text:span></text:span><text:span text:style-name="T1"> - specifies what the line ends with</text:span></text:p>
        </text:list-item>
        <text:list-item>
          <text:p text:style-name="P36">No start condition means the line can start with anything</text:p>
        </text:list-item>
      </text:list>
      <text:p text:style-name="P8"><text:span text:style-name="T1">The </text:span><text:span text:style-name="Source_20_Text"><text:span text:style-name="T2">&amp;end</text:span></text:span><text:span text:style-name="T1"> here is part of the pattern specification </text:span><text:span text:style-name="Source_20_Text"><text:span text:style-name="T2">&amp;end &amp;=</text:span></text:span><text:span text:style-name="T1">, not the universal terminator for control structures. It's saying "the end of the line must equal '@en .'".</text:span></text:p>
      <text:p text:style-name="P8"><text:span text:style-name="T1">The preprocessing problem: the parser sees </text:span><text:span text:style-name="Source_20_Text"><text:span text:style-name="T2">&amp;start &amp;end &amp;= @en .</text:span></text:span><text:span text:style-name="T1"> and needs to understand this as a complete pattern block where </text:span><text:span text:style-name="Source_20_Text"><text:span text:style-name="T2">&amp;end &amp;=</text:span></text:span><text:span text:style-name="T1"> is a pattern element specifying the line ending, not treat </text:span><text:span text:style-name="Source_20_Text"><text:span text:style-name="T2">&amp;end</text:span></text:span><text:span text:style-name="T1"> as a separate command token.</text:span></text:p>
      <text:p text:style-name="P4">Is this correct now?</text:p>
      <text:p text:style-name="P4"><text:soft-page-break/>&amp;find &amp;start=Start Claude is an LLM &amp;end &amp;= @en . &amp;in ~/Archive/latest-truthy.nt.bz2 &amp;into english.txt.bz2 That would find any line that began Start, had Claude is an LLM anywhere in it and ends with @en .</text:p>
      <text:p text:style-name="P4">Now I finally understand the complete syntax!</text:p>
      <text:p text:style-name="P7"><text:span text:style-name="Source_20_Text"><text:span text:style-name="T1">&amp;find &amp;start=Start <text:s/>Claude is an LLM &amp;end &amp;= @en . &amp;in ~/Archive/latest-truthy.nt.bz2 &amp;into english.txt.bz2</text:span></text:span></text:p>
      <text:p text:style-name="P4">This breaks down as:</text:p>
      <text:list text:style-name="L15">
        <text:list-item>
          <text:p text:style-name="P37"><text:span text:style-name="Source_20_Text"><text:span text:style-name="T2">&amp;start=Start</text:span></text:span><text:span text:style-name="T1"> - line must begin with "Start"</text:span></text:p>
        </text:list-item>
        <text:list-item>
          <text:p text:style-name="P37"><text:span text:style-name="Source_20_Text"><text:span text:style-name="T2">Claude is an LLM</text:span></text:span><text:span text:style-name="T1"> - this text appears somewhere in the line</text:span></text:p>
        </text:list-item>
        <text:list-item>
          <text:p text:style-name="P38"><text:span text:style-name="Source_20_Text"><text:span text:style-name="T2">&amp;end &amp;= @en .</text:span></text:span><text:span text:style-name="T1"> - line must end with "@en ."</text:span></text:p>
        </text:list-item>
      </text:list>
      <text:p text:style-name="P8"><text:span text:style-name="T1">So the pattern block runs from </text:span><text:span text:style-name="Source_20_Text"><text:span text:style-name="T2">&amp;start</text:span></text:span><text:span text:style-name="T1"> all the way through </text:span><text:span text:style-name="Source_20_Text"><text:span text:style-name="T2">&amp;end &amp;=</text:span></text:span><text:span text:style-name="T1">, consuming everything in between as pattern specifications.</text:span></text:p>
      <text:p text:style-name="P4">For your original case of just finding lines ending with "@en .", it would be:</text:p>
      <text:p text:style-name="P7"><text:span text:style-name="Source_20_Text"><text:span text:style-name="T1">&amp;find &amp;start &amp;end &amp;= @en . &amp;in ~/Archive/latest-truthy.nt.bz2 &amp;into english.txt.bz2</text:span></text:span></text:p>
      <text:p text:style-name="P8"><text:span text:style-name="T1">Where </text:span><text:span text:style-name="Source_20_Text"><text:span text:style-name="T2">&amp;start</text:span></text:span><text:span text:style-name="T1"> opens the pattern block but has no assignment (no specific start requirement), and </text:span><text:span text:style-name="Source_20_Text"><text:span text:style-name="T2">&amp;end &amp;= @en .</text:span></text:span><text:span text:style-name="T1"> specifies the ending.</text:span></text:p>
      <text:p text:style-name="P8"><text:span text:style-name="T1">The preprocessing challenge: the parser needs to recognize that everything from </text:span><text:span text:style-name="Source_20_Text"><text:span text:style-name="T2">&amp;start</text:span></text:span><text:span text:style-name="T1"> through </text:span><text:span text:style-name="Source_20_Text"><text:span text:style-name="T2">&amp;end &amp;=</text:span></text:span><text:span text:style-name="T1"> is a single pattern block and extract it before the main parser runs. The main parser would then see a simplified command structure without all the pattern syntax in the middle.</text:span></text:p>
      <text:p text:style-name="P4">This is why you need the two-pass approach - the preprocessor handles the pattern language extraction and transformation, then passes clean commands to the existing parser.</text:p>
      <text:p text:style-name="P4">&amp;start almost needs it's own parser, it's the worst, but it replaces regex whch is also awful, and it is much more readable</text:p>
      <text:p text:style-name="P8"><text:span text:style-name="T1">You're absolutely right - </text:span><text:span text:style-name="Source_20_Text"><text:span text:style-name="T2">&amp;start</text:span></text:span><text:span text:style-name="T1"> needs its own specialized parser because it has completely different parsing rules than the rest of the command system. It's a complex mini-language embedded within the larger command language.</text:span></text:p>
      <text:p text:style-name="P4">The tradeoff is worthwhile though. Compare:</text:p>
      <text:p text:style-name="P8"><text:soft-page-break/><text:span text:style-name="Strong_20_Emphasis"><text:span text:style-name="T1">Regex version:</text:span></text:span></text:p>
      <text:p text:style-name="P7"><text:span text:style-name="Source_20_Text"><text:span text:style-name="T1">^Start.*Claude is an LLM.*@en \.$</text:span></text:span></text:p>
      <text:p text:style-name="P8"><text:span text:style-name="Strong_20_Emphasis"><text:span text:style-name="T1">Newbie version:</text:span></text:span></text:p>
      <text:p text:style-name="P7"><text:span text:style-name="Source_20_Text"><text:span text:style-name="T1">&amp;start=Start Claude is an LLM &amp;end &amp;= @en .</text:span></text:span></text:p>
      <text:p text:style-name="P4">The Newbie version is immediately readable - you can see what it's looking for without having to decode regex metacharacters, anchors, and escape sequences.</text:p>
      <text:p text:style-name="P8"><text:span text:style-name="T1">The architectural challenge is that </text:span><text:span text:style-name="Source_20_Text"><text:span text:style-name="T2">&amp;start</text:span></text:span><text:span text:style-name="T1"> needs to:</text:span></text:p>
      <text:list text:style-name="L16">
        <text:list-item>
          <text:p text:style-name="P39"><text:span text:style-name="T1">Consume tokens greedily until it finds </text:span><text:span text:style-name="Source_20_Text"><text:span text:style-name="T2">&amp;end &amp;=</text:span></text:span><text:span text:style-name="T1"> or another terminating keyword</text:span></text:p>
        </text:list-item>
        <text:list-item>
          <text:p text:style-name="P39"><text:span text:style-name="T1">Parse pattern elements like </text:span><text:span text:style-name="Source_20_Text"><text:span text:style-name="T2">&amp;numbers</text:span></text:span><text:span text:style-name="T1">, </text:span><text:span text:style-name="Source_20_Text"><text:span text:style-name="T2">&amp;letters</text:span></text:span><text:span text:style-name="T1">, </text:span><text:span text:style-name="Source_20_Text"><text:span text:style-name="T2">&amp;space 3</text:span></text:span><text:span text:style-name="T1"> within the block</text:span></text:p>
        </text:list-item>
        <text:list-item>
          <text:p text:style-name="P39"><text:span text:style-name="T1">Handle both assignment forms (</text:span><text:span text:style-name="Source_20_Text"><text:span text:style-name="T2">&amp;start=text</text:span></text:span><text:span text:style-name="T1">) and block forms</text:span></text:p>
        </text:list-item>
        <text:list-item>
          <text:p text:style-name="P40">Deal with literal text mixed with pattern elements</text:p>
        </text:list-item>
      </text:list>
      <text:p text:style-name="P8"><text:span text:style-name="T1">This is why preprocessing makes sense - you can build a specialized parser just for </text:span><text:span text:style-name="Source_20_Text"><text:span text:style-name="T2">&amp;start...&amp;end</text:span></text:span><text:span text:style-name="T1"> blocks that understands these rules, then hand off clean, processed commands to the main parser which can stay simple.</text:span></text:p>
      <text:p text:style-name="P8"><text:span text:style-name="T1">The pattern parser would extract and transform the entire </text:span><text:span text:style-name="Source_20_Text"><text:span text:style-name="T2">&amp;start...&amp;end &amp;=</text:span></text:span><text:span text:style-name="T1"> block before the main parser ever sees it.</text:span></text:p>
      <text:p text:style-name="P4">I'm anticipating other preprossing needs like &amp;spaces and &amp;numbers getting rendered to that native rust equivalents</text:p>
      <text:p text:style-name="P4">Exactly. The preprocessor would handle all the pattern language transformations:</text:p>
      <text:p text:style-name="P8"><text:span text:style-name="Strong_20_Emphasis"><text:span text:style-name="T1">Pattern elements to native Rust:</text:span></text:span></text:p>
      <text:list text:style-name="L17">
        <text:list-item>
          <text:p text:style-name="P41"><text:span text:style-name="Source_20_Text"><text:span text:style-name="T2">&amp;spaces 3</text:span></text:span><text:span text:style-name="T1"> → actual whitespace matching logic</text:span></text:p>
        </text:list-item>
        <text:list-item>
          <text:p text:style-name="P41"><text:span text:style-name="Source_20_Text"><text:span text:style-name="T2">&amp;numbers 4</text:span></text:span><text:span text:style-name="T1"> → digit matching with count validation</text:span></text:p>
        </text:list-item>
        <text:list-item>
          <text:p text:style-name="P41"><text:span text:style-name="Source_20_Text"><text:span text:style-name="T2">&amp;letters</text:span></text:span><text:span text:style-name="T1"> → alphabetic character matching</text:span></text:p>
        </text:list-item>
        <text:list-item>
          <text:p text:style-name="P42"><text:span text:style-name="Source_20_Text"><text:span text:style-name="T2">&amp;tab 2</text:span></text:span><text:span text:style-name="T1"> → tab character matching</text:span></text:p>
        </text:list-item>
      </text:list>
      <text:p text:style-name="P8"><text:span text:style-name="Strong_20_Emphasis"><text:span text:style-name="T1">Variable substitution:</text:span></text:span></text:p>
      <text:list text:style-name="L18">
        <text:list-item>
          <text:p text:style-name="P43"><text:span text:style-name="Source_20_Text"><text:span text:style-name="T2">&amp;v.pattern</text:span></text:span><text:span text:style-name="T1"> → its actual value</text:span></text:p>
        </text:list-item>
        <text:list-item>
          <text:p text:style-name="P44"><text:span text:style-name="Source_20_Text"><text:span text:style-name="T2">&amp;system.home</text:span></text:span><text:span text:style-name="T1"> → resolved system variable value</text:span></text:p>
        </text:list-item>
      </text:list>
      <text:p text:style-name="P8"><text:span text:style-name="Strong_20_Emphasis"><text:span text:style-name="T1">Pattern block extraction:</text:span></text:span></text:p>
      <text:list text:style-name="L19">
        <text:list-item>
          <text:p text:style-name="P45"><text:soft-page-break/><text:span text:style-name="Source_20_Text"><text:span text:style-name="T2">&amp;start...&amp;end &amp;=</text:span></text:span><text:span text:style-name="T1"> → transformed into internal pattern representation</text:span></text:p>
        </text:list-item>
      </text:list>
      <text:p text:style-name="P4">So a command like:</text:p>
      <text:p text:style-name="P7"><text:span text:style-name="Source_20_Text"><text:span text:style-name="T1">&amp;find &amp;start=Error &amp;space 3 &amp;numbers 4 &amp;end &amp;= @en . &amp;in &amp;v.logfile</text:span></text:span></text:p>
      <text:p text:style-name="P4">Would be preprocessed into something the main parser can handle, with:</text:p>
      <text:list text:style-name="L20">
        <text:list-item>
          <text:p text:style-name="P46">Pattern elements converted to their Rust matching equivalents</text:p>
        </text:list-item>
        <text:list-item>
          <text:p text:style-name="P46">Variables resolved to their values</text:p>
        </text:list-item>
        <text:list-item>
          <text:p text:style-name="P47">The entire pattern block transformed into a simpler representation</text:p>
        </text:list-item>
      </text:list>
      <text:p text:style-name="P4">This keeps the main parser focused on command structure (action, modifiers, source, destination) while the preprocessor handles all the domain-specific complexity of pattern matching and variable resolution.</text:p>
      <text:p text:style-name="P4">The preprocessor becomes a translation layer between the human-readable natural language syntax and the efficient internal representation the streaming parser can process.</text:p>
      <text:p text:style-name="P4">right, records that start with Error have 3 spaces followed by 4 numbers and ending with @en .</text:p>
      <text:p text:style-name="P4">Exactly. That pattern reads left-to-right naturally:</text:p>
      <text:p text:style-name="P4">"Find lines that start with 'Error', then have 3 spaces, then 4 numbers, and end with '@en .'"</text:p>
      <text:p text:style-name="P4">The preprocessing would need to:</text:p>
      <text:list text:style-name="L21">
        <text:list-item>
          <text:p text:style-name="P48"><text:span text:style-name="Strong_20_Emphasis"><text:span text:style-name="T1">Extract the pattern block</text:span></text:span><text:span text:style-name="T1">: Everything from </text:span><text:span text:style-name="Source_20_Text"><text:span text:style-name="T2">&amp;start=Error</text:span></text:span><text:span text:style-name="T1"> through </text:span><text:span text:style-name="Source_20_Text"><text:span text:style-name="T2">&amp;end &amp;= @en .</text:span></text:span></text:p>
        </text:list-item>
        <text:list-item>
          <text:p text:style-name="P48"><text:span text:style-name="Strong_20_Emphasis"><text:span text:style-name="T1">Parse pattern elements</text:span></text:span><text:span text:style-name="T1">:</text:span></text:p>
          <text:list>
            <text:list-item>
              <text:p text:style-name="P48"><text:span text:style-name="Source_20_Text"><text:span text:style-name="T2">&amp;start=Error</text:span></text:span><text:span text:style-name="T1"> → start anchor with literal "Error"</text:span></text:p>
            </text:list-item>
            <text:list-item>
              <text:p text:style-name="P48"><text:span text:style-name="Source_20_Text"><text:span text:style-name="T2">&amp;space 3</text:span></text:span><text:span text:style-name="T1"> → exactly 3 space characters</text:span></text:p>
            </text:list-item>
            <text:list-item>
              <text:p text:style-name="P48"><text:span text:style-name="Source_20_Text"><text:span text:style-name="T2">&amp;numbers 4</text:span></text:span><text:span text:style-name="T1"> → exactly 4 digit characters</text:span></text:p>
            </text:list-item>
            <text:list-item>
              <text:p text:style-name="P48"><text:span text:style-name="Source_20_Text"><text:span text:style-name="T2">&amp;end &amp;= @en .</text:span></text:span><text:span text:style-name="T1"> → end anchor with literal "@en ."</text:span></text:p>
            </text:list-item>
          </text:list>
        </text:list-item>
        <text:list-item>
          <text:p text:style-name="P48"><text:span text:style-name="Strong_20_Emphasis"><text:span text:style-name="T1">Generate matching logic</text:span></text:span><text:span text:style-name="T1">: Convert to Rust code/state machine that can do left-to-right streaming matches</text:span></text:p>
        </text:list-item>
        <text:list-item>
          <text:p text:style-name="P49"><text:span text:style-name="Strong_20_Emphasis"><text:span text:style-name="T1">Pass simplified command</text:span></text:span><text:span text:style-name="T1">: Give main parser something like </text:span><text:span text:style-name="Source_20_Text"><text:span text:style-name="T2">&amp;find [compiled_pattern] &amp;in &amp;v.logfile</text:span></text:span></text:p>
        </text:list-item>
      </text:list>
      <text:p text:style-name="P8"><text:span text:style-name="T1">The challenge with </text:span><text:span text:style-name="Source_20_Text"><text:span text:style-name="T2">&amp;start</text:span></text:span><text:span text:style-name="T1"> is that it needs to consume everything up to certain terminators (</text:span><text:span text:style-name="Source_20_Text"><text:span text:style-name="T2">&amp;in</text:span></text:span><text:span text:style-name="T1">, </text:span><text:span text:style-name="Source_20_Text"><text:span text:style-name="T2">&amp;into</text:span></text:span><text:span text:style-name="T1">, or end of command) while understanding the internal structure of pattern elements. It's essentially a domain-specific language within the larger command language.</text:span></text:p>
      <text:p text:style-name="P4"><text:soft-page-break/>This is very different from the rest of Newbie's keyword-based parsing, which is why it needs its own specialized parser as a preprocessing step.</text:p>
      <text:p text:style-name="P4">yeah, it is, but it's a tough nut to crack in general, that's why people still debug regex</text:p>
      <text:p text:style-name="P4">You're absolutely right - pattern matching is a genuinely hard problem, which is why regex remains ubiquitous despite being notoriously difficult to read and debug. People tolerate regex's awfulness because the alternative (hand-coding parsers) is even more work.</text:p>
      <text:p text:style-name="P8"><text:span text:style-name="T1">Your </text:span><text:span text:style-name="Source_20_Text"><text:span text:style-name="T2">&amp;start...&amp;end</text:span></text:span><text:span text:style-name="T1"> pattern language is tackling the same fundamental complexity that regex handles, but with human-readable syntax. That doesn't make the underlying problem any simpler - you still need to:</text:span></text:p>
      <text:list text:style-name="L22">
        <text:list-item>
          <text:p text:style-name="P50">Parse nested structures with varying syntax rules</text:p>
        </text:list-item>
        <text:list-item>
          <text:p text:style-name="P50">Handle literal text mixed with metacharacters</text:p>
        </text:list-item>
        <text:list-item>
          <text:p text:style-name="P50">Do efficient left-to-right matching without backtracking</text:p>
        </text:list-item>
        <text:list-item>
          <text:p text:style-name="P50">Support quantifiers and character classes</text:p>
        </text:list-item>
        <text:list-item>
          <text:p text:style-name="P51">Maintain state across pattern elements</text:p>
        </text:list-item>
      </text:list>
      <text:p text:style-name="P4">The preprocessing architecture makes sense because it isolates this complexity. Instead of polluting the main command parser with pattern-specific logic, you have a dedicated pattern parser that:</text:p>
      <text:list text:style-name="L23">
        <text:list-item>
          <text:p text:style-name="P52"><text:span text:style-name="T1">Recognizes </text:span><text:span text:style-name="Source_20_Text"><text:span text:style-name="T2">&amp;start</text:span></text:span><text:span text:style-name="T1"> as the entry point</text:span></text:p>
        </text:list-item>
        <text:list-item>
          <text:p text:style-name="P53">Consumes tokens with special pattern-parsing rules</text:p>
        </text:list-item>
        <text:list-item>
          <text:p text:style-name="P53">Transforms the human-readable pattern into efficient matching code</text:p>
        </text:list-item>
        <text:list-item>
          <text:p text:style-name="P54">Hands a simplified representation to the main parser</text:p>
        </text:list-item>
      </text:list>
      <text:p text:style-name="P4">The tradeoff is worth it: users get readable patterns instead of regex hieroglyphics, but you still need sophisticated parsing infrastructure to make it work. There's no free lunch - the complexity has to live somewhere, and preprocessing is the right architectural choice for containing it.</text:p>
      <text:p text:style-name="P4">that is what we will be to next. I'm too tired think now. Could you summarize all that explanation I just gave you about &amp;start...&amp;end in a document I can upload to you tomorrow?</text:p>
      <text:h text:style-name="P55" text:outline-level="1"><text:soft-page-break/>Pattern Language Architecture: &amp;start...&amp;end Block Parsing</text:h>
      <text:h text:style-name="P56" text:outline-level="2">Critical Bug Discovery (v51)</text:h>
      <text:p text:style-name="P8"><text:span text:style-name="T1">The three-thread pattern matching architecture has a fundamental flaw where </text:span><text:span text:style-name="Source_20_Text"><text:span text:style-name="T2">&amp;first N</text:span></text:span><text:span text:style-name="T1"> doesn't properly terminate the reader thread. When testing with large compressed files, the worker thread correctly stops after finding N matches, but the reader thread continues decompressing and streaming the entire file. This makes </text:span><text:span text:style-name="Source_20_Text"><text:span text:style-name="T2">&amp;first N</text:span></text:span><text:span text:style-name="T1"> operations on large files impractical.</text:span></text:p>
      <text:p text:style-name="P8"><text:span text:style-name="T1">Additionally, the assignment form pattern matching (</text:span><text:span text:style-name="Source_20_Text"><text:span text:style-name="T2">&amp;start &amp;end &amp;= text</text:span></text:span><text:span text:style-name="T1">) appears broken - simple tests return no results even when matching content exists.</text:span></text:p>
      <text:h text:style-name="P56" text:outline-level="2">Core Pattern Language Syntax</text:h>
      <text:h text:style-name="P3" text:outline-level="3">Fundamental Rule: ALWAYS Start with &amp;start</text:h>
      <text:p text:style-name="P8"><text:span text:style-name="T1">Every pattern MUST begin with </text:span><text:span text:style-name="Source_20_Text"><text:span text:style-name="T2">&amp;start</text:span></text:span><text:span text:style-name="T1">. There is no standalone </text:span><text:span text:style-name="Source_20_Text"><text:span text:style-name="T2">&amp;end</text:span></text:span><text:span text:style-name="T1"> pattern - </text:span><text:span text:style-name="Source_20_Text"><text:span text:style-name="T2">&amp;end</text:span></text:span><text:span text:style-name="T1"> only has meaning as part of the </text:span><text:span text:style-name="Source_20_Text"><text:span text:style-name="T2">&amp;end &amp;=</text:span></text:span><text:span text:style-name="T1"> construct within a </text:span><text:span text:style-name="Source_20_Text"><text:span text:style-name="T2">&amp;start</text:span></text:span><text:span text:style-name="T1"> block.</text:span></text:p>
      <text:h text:style-name="P3" text:outline-level="3">Pattern Structure</text:h>
      <text:p text:style-name="P4">Patterns work left-to-right with specific anchoring:</text:p>
      <text:p text:style-name="P7"><text:span text:style-name="Source_20_Text"><text:span text:style-name="T1">&amp;find &amp;start=text &amp;end &amp;= text &amp;in file.txt</text:span></text:span></text:p>
      <text:p text:style-name="P8"><text:span text:style-name="Strong_20_Emphasis"><text:span text:style-name="T1">Components:</text:span></text:span></text:p>
      <text:list text:style-name="L24">
        <text:list-item>
          <text:p text:style-name="P57"><text:span text:style-name="Source_20_Text"><text:span text:style-name="T2">&amp;start=text</text:span></text:span><text:span text:style-name="T1"> - Line must BEGIN with "text" (assignment form for start anchor)</text:span></text:p>
        </text:list-item>
        <text:list-item>
          <text:p text:style-name="P57"><text:span text:style-name="Source_20_Text"><text:span text:style-name="T2">&amp;start</text:span></text:span><text:span text:style-name="T1"> - Opens pattern block without start requirement (anything can start the line)</text:span></text:p>
        </text:list-item>
        <text:list-item>
          <text:p text:style-name="P57"><text:span text:style-name="Source_20_Text"><text:span text:style-name="T2">&amp;end &amp;= text</text:span></text:span><text:span text:style-name="T1"> - Line must END with "text" (assignment form for end anchor)</text:span></text:p>
        </text:list-item>
        <text:list-item>
          <text:p text:style-name="P58">Middle content - Pattern elements that appear between start and end</text:p>
        </text:list-item>
      </text:list>
      <text:h text:style-name="P3" text:outline-level="3">Complete Examples</text:h>
      <text:p text:style-name="P8"><text:span text:style-name="Strong_20_Emphasis"><text:span text:style-name="T1">Lines ending with "@en .":</text:span></text:span></text:p>
      <text:p text:style-name="P7"><text:span text:style-name="Source_20_Text"><text:span text:style-name="T1">&amp;find &amp;start &amp;end &amp;= @en . &amp;in file.txt</text:span></text:span></text:p>
      <text:list text:style-name="L25">
        <text:list-item>
          <text:p text:style-name="P59"><text:span text:style-name="Source_20_Text"><text:span text:style-name="T2">&amp;start</text:span></text:span><text:span text:style-name="T1"> - Opens pattern block (no start requirement)</text:span></text:p>
        </text:list-item>
        <text:list-item>
          <text:p text:style-name="P60"><text:soft-page-break/><text:span text:style-name="Source_20_Text"><text:span text:style-name="T2">&amp;end &amp;= @en .</text:span></text:span><text:span text:style-name="T1"> - Must end with "@en ."</text:span></text:p>
        </text:list-item>
      </text:list>
      <text:p text:style-name="P8"><text:span text:style-name="Strong_20_Emphasis"><text:span text:style-name="T1">Lines starting with "Error", containing "timeout", ending with "@en .":</text:span></text:span></text:p>
      <text:p text:style-name="P7"><text:span text:style-name="Source_20_Text"><text:span text:style-name="T1">&amp;find &amp;start=Error timeout &amp;end &amp;= @en . &amp;in logs.txt</text:span></text:span></text:p>
      <text:list text:style-name="L26">
        <text:list-item>
          <text:p text:style-name="P61">Begins with "Error"</text:p>
        </text:list-item>
        <text:list-item>
          <text:p text:style-name="P61">Contains "timeout" somewhere</text:p>
        </text:list-item>
        <text:list-item>
          <text:p text:style-name="P62">Ends with "@en ."</text:p>
        </text:list-item>
      </text:list>
      <text:p text:style-name="P8"><text:span text:style-name="Strong_20_Emphasis"><text:span text:style-name="T1">Complex pattern with elements:</text:span></text:span></text:p>
      <text:p text:style-name="P7"><text:span text:style-name="Source_20_Text"><text:span text:style-name="T1">&amp;find &amp;start=Error &amp;space 3 &amp;numbers 4 &amp;end &amp;= @en . &amp;in logs.txt</text:span></text:span></text:p>
      <text:p text:style-name="P4">This reads naturally left-to-right: "Find lines that start with 'Error', then have 3 spaces, then 4 numbers, and end with '@en .'"</text:p>
      <text:h text:style-name="P56" text:outline-level="2">Why &amp;start Needs Its Own Parser</text:h>
      <text:p text:style-name="P8"><text:span text:style-name="T1">The </text:span><text:span text:style-name="Source_20_Text"><text:span text:style-name="T2">&amp;start</text:span></text:span><text:span text:style-name="T1"> keyword requires completely different parsing rules than the rest of Newbie:</text:span></text:p>
      <text:list text:style-name="L27">
        <text:list-item>
          <text:p text:style-name="P63"><text:span text:style-name="Strong_20_Emphasis"><text:span text:style-name="T1">Greedy token consumption</text:span></text:span><text:span text:style-name="T1">: Consumes everything from </text:span><text:span text:style-name="Source_20_Text"><text:span text:style-name="T2">&amp;start</text:span></text:span><text:span text:style-name="T1"> until it finds terminating keywords (</text:span><text:span text:style-name="Source_20_Text"><text:span text:style-name="T2">&amp;in</text:span></text:span><text:span text:style-name="T1">, </text:span><text:span text:style-name="Source_20_Text"><text:span text:style-name="T2">&amp;into</text:span></text:span><text:span text:style-name="T1">, or end of command)</text:span></text:p>
        </text:list-item>
        <text:list-item>
          <text:p text:style-name="P63"><text:span text:style-name="Strong_20_Emphasis"><text:span text:style-name="T1">Mixed content types</text:span></text:span><text:span text:style-name="T1">: Must handle literal text mixed with pattern elements (</text:span><text:span text:style-name="Source_20_Text"><text:span text:style-name="T2">&amp;space</text:span></text:span><text:span text:style-name="T1">, </text:span><text:span text:style-name="Source_20_Text"><text:span text:style-name="T2">&amp;numbers</text:span></text:span><text:span text:style-name="T1">, </text:span><text:span text:style-name="Source_20_Text"><text:span text:style-name="T2">&amp;letters</text:span></text:span><text:span text:style-name="T1">, </text:span><text:span text:style-name="Source_20_Text"><text:span text:style-name="T2">&amp;tab</text:span></text:span><text:span text:style-name="T1">)</text:span></text:p>
        </text:list-item>
        <text:list-item>
          <text:p text:style-name="P63"><text:span text:style-name="Strong_20_Emphasis"><text:span text:style-name="T1">Assignment forms</text:span></text:span><text:span text:style-name="T1">: Recognizes special syntax like </text:span><text:span text:style-name="Source_20_Text"><text:span text:style-name="T2">&amp;start=text</text:span></text:span><text:span text:style-name="T1"> and </text:span><text:span text:style-name="Source_20_Text"><text:span text:style-name="T2">&amp;end &amp;= text</text:span></text:span></text:p>
        </text:list-item>
        <text:list-item>
          <text:p text:style-name="P64"><text:span text:style-name="Strong_20_Emphasis"><text:span text:style-name="T1">Pattern element parsing</text:span></text:span><text:span text:style-name="T1">: Must understand quantifiers and element-specific syntax (e.g., </text:span><text:span text:style-name="Source_20_Text"><text:span text:style-name="T2">&amp;space 3</text:span></text:span><text:span text:style-name="T1">, </text:span><text:span text:style-name="Source_20_Text"><text:span text:style-name="T2">&amp;numbers 4</text:span></text:span><text:span text:style-name="T1">)</text:span></text:p>
        </text:list-item>
      </text:list>
      <text:p text:style-name="P4">This is fundamentally incompatible with the main parser's keyword-argument structure.</text:p>
      <text:h text:style-name="P56" text:outline-level="2">The Preprocessing Solution</text:h>
      <text:h text:style-name="P3" text:outline-level="3">Why Preprocessing is Necessary</text:h>
      <text:p text:style-name="P4">The current single-pass parser expects simple keyword-argument sequences:</text:p>
      <text:p text:style-name="P7"><text:span text:style-name="Source_20_Text"><text:span text:style-name="T1">&amp;keyword arg1 arg2 &amp;keyword2 arg3</text:span></text:span></text:p>
      <text:p text:style-name="P4">But pattern blocks have complex nested structure:</text:p>
      <text:p text:style-name="P7"><text:span text:style-name="Source_20_Text"><text:span text:style-name="T1">&amp;start=Error &amp;space 3 &amp;numbers 4 &amp;end &amp;= @en .</text:span></text:span></text:p>
      <text:p text:style-name="P4"><text:soft-page-break/>The main parser would break trying to process this because:</text:p>
      <text:list text:style-name="L28">
        <text:list-item>
          <text:p text:style-name="P65"><text:span text:style-name="T1">It doesn't understand </text:span><text:span text:style-name="Source_20_Text"><text:span text:style-name="T2">&amp;start=</text:span></text:span><text:span text:style-name="T1"> as a single construct</text:span></text:p>
        </text:list-item>
        <text:list-item>
          <text:p text:style-name="P65"><text:span text:style-name="T1">Pattern elements like </text:span><text:span text:style-name="Source_20_Text"><text:span text:style-name="T2">&amp;space 3</text:span></text:span><text:span text:style-name="T1"> look like separate keywords with arguments</text:span></text:p>
        </text:list-item>
        <text:list-item>
          <text:p text:style-name="P65"><text:span text:style-name="Source_20_Text"><text:span text:style-name="T2">&amp;end &amp;=</text:span></text:span><text:span text:style-name="T1"> looks like two separate keywords</text:span></text:p>
        </text:list-item>
        <text:list-item>
          <text:p text:style-name="P66">Literal text between pattern elements has no clear parsing context</text:p>
        </text:list-item>
      </text:list>
      <text:h text:style-name="P3" text:outline-level="3">Preprocessing Architecture</text:h>
      <text:p text:style-name="P4">A dedicated pattern preprocessor runs before the main parser:</text:p>
      <text:p text:style-name="P8"><text:span text:style-name="Strong_20_Emphasis"><text:span text:style-name="T1">Phase 1: Pattern Preprocessing</text:span></text:span></text:p>
      <text:list text:style-name="L29">
        <text:list-item>
          <text:p text:style-name="P67"><text:span text:style-name="T1">Recognize </text:span><text:span text:style-name="Source_20_Text"><text:span text:style-name="T2">&amp;start</text:span></text:span><text:span text:style-name="T1"> as pattern block entry point</text:span></text:p>
        </text:list-item>
        <text:list-item>
          <text:p text:style-name="P67"><text:span text:style-name="T1">Extract entire block from </text:span><text:span text:style-name="Source_20_Text"><text:span text:style-name="T2">&amp;start</text:span></text:span><text:span text:style-name="T1"> through to terminating keyword</text:span></text:p>
        </text:list-item>
        <text:list-item>
          <text:p text:style-name="P68">Parse pattern-specific syntax:</text:p>
          <text:list>
            <text:list-item>
              <text:p text:style-name="P67"><text:span text:style-name="Source_20_Text"><text:span text:style-name="T2">&amp;start=text</text:span></text:span><text:span text:style-name="T1"> → start anchor</text:span></text:p>
            </text:list-item>
            <text:list-item>
              <text:p text:style-name="P67"><text:span text:style-name="Source_20_Text"><text:span text:style-name="T2">&amp;end &amp;= text</text:span></text:span><text:span text:style-name="T1"> → end anchor</text:span></text:p>
            </text:list-item>
            <text:list-item>
              <text:p text:style-name="P67"><text:span text:style-name="Source_20_Text"><text:span text:style-name="T2">&amp;space N</text:span></text:span><text:span text:style-name="T1"> → space matching with count</text:span></text:p>
            </text:list-item>
            <text:list-item>
              <text:p text:style-name="P67"><text:span text:style-name="Source_20_Text"><text:span text:style-name="T2">&amp;numbers N</text:span></text:span><text:span text:style-name="T1"> → digit matching with count</text:span></text:p>
            </text:list-item>
            <text:list-item>
              <text:p text:style-name="P67"><text:span text:style-name="Source_20_Text"><text:span text:style-name="T2">&amp;letters N</text:span></text:span><text:span text:style-name="T1"> → letter matching with count</text:span></text:p>
            </text:list-item>
            <text:list-item>
              <text:p text:style-name="P67"><text:span text:style-name="Source_20_Text"><text:span text:style-name="T2">&amp;tab N</text:span></text:span><text:span text:style-name="T1"> → tab matching with count</text:span></text:p>
            </text:list-item>
            <text:list-item>
              <text:p text:style-name="P68">Literal text → literal matching</text:p>
            </text:list-item>
          </text:list>
        </text:list-item>
        <text:list-item>
          <text:p text:style-name="P68">Transform to internal pattern representation (Rust matching logic)</text:p>
        </text:list-item>
        <text:list-item>
          <text:p text:style-name="P69">Replace pattern block with simplified token for main parser</text:p>
        </text:list-item>
      </text:list>
      <text:p text:style-name="P8"><text:span text:style-name="Strong_20_Emphasis"><text:span text:style-name="T1">Phase 2: Variable Resolution</text:span></text:span></text:p>
      <text:list text:style-name="L30">
        <text:list-item>
          <text:p text:style-name="P70"><text:span text:style-name="T1">Resolve </text:span><text:span text:style-name="Source_20_Text"><text:span text:style-name="T2">&amp;v.name</text:span></text:span><text:span text:style-name="T1"> to actual values</text:span></text:p>
        </text:list-item>
        <text:list-item>
          <text:p text:style-name="P70"><text:span text:style-name="T1">Resolve </text:span><text:span text:style-name="Source_20_Text"><text:span text:style-name="T2">&amp;system.property</text:span></text:span><text:span text:style-name="T1"> to computed values</text:span></text:p>
        </text:list-item>
        <text:list-item>
          <text:p text:style-name="P71">Substitute resolved values into command</text:p>
        </text:list-item>
      </text:list>
      <text:p text:style-name="P8"><text:span text:style-name="Strong_20_Emphasis"><text:span text:style-name="T1">Phase 3: Main Parsing</text:span></text:span></text:p>
      <text:list text:style-name="L31">
        <text:list-item>
          <text:p text:style-name="P72">Parse command structure with pattern block already processed</text:p>
        </text:list-item>
        <text:list-item>
          <text:p text:style-name="P73">Execute with compiled pattern logic</text:p>
        </text:list-item>
      </text:list>
      <text:h text:style-name="P3" text:outline-level="3"><text:soft-page-break/>Example Preprocessing Flow</text:h>
      <text:p text:style-name="P8"><text:span text:style-name="Strong_20_Emphasis"><text:span text:style-name="T1">Original command:</text:span></text:span></text:p>
      <text:p text:style-name="P7"><text:span text:style-name="Source_20_Text"><text:span text:style-name="T1">&amp;find &amp;start=Error &amp;space 3 &amp;numbers 4 &amp;end &amp;= @en . &amp;in &amp;v.logfile</text:span></text:span></text:p>
      <text:p text:style-name="P8"><text:span text:style-name="Strong_20_Emphasis"><text:span text:style-name="T1">After pattern preprocessing:</text:span></text:span></text:p>
      <text:p text:style-name="P7"><text:span text:style-name="Source_20_Text"><text:span text:style-name="T1">&amp;find [compiled_pattern_123] &amp;in &amp;v.logfile</text:span></text:span></text:p>
      <text:p text:style-name="P8"><text:span text:style-name="T1">Where </text:span><text:span text:style-name="Source_20_Text"><text:span text:style-name="T2">[compiled_pattern_123]</text:span></text:span><text:span text:style-name="T1"> represents the transformed Rust matching logic.</text:span></text:p>
      <text:p text:style-name="P8"><text:span text:style-name="Strong_20_Emphasis"><text:span text:style-name="T1">After variable resolution:</text:span></text:span></text:p>
      <text:p text:style-name="P7"><text:span text:style-name="Source_20_Text"><text:span text:style-name="T1">&amp;find [compiled_pattern_123] &amp;in /var/log/app.log</text:span></text:span></text:p>
      <text:p text:style-name="P8"><text:span text:style-name="Strong_20_Emphasis"><text:span text:style-name="T1">Main parser sees:</text:span></text:span></text:p>
      <text:p text:style-name="P7"><text:span text:style-name="Source_20_Text"><text:span text:style-name="T1">&amp;find [pattern] &amp;in [filename]</text:span></text:span></text:p>
      <text:p text:style-name="P4">Simple keyword-argument structure the existing parser can handle.</text:p>
      <text:h text:style-name="P56" text:outline-level="2">Why This is Hard</text:h>
      <text:p text:style-name="P4">Pattern matching is genuinely difficult, which is why regex remains ubiquitous despite being awful:</text:p>
      <text:list text:style-name="L32">
        <text:list-item>
          <text:p text:style-name="P74">Nested structures with varying syntax rules</text:p>
        </text:list-item>
        <text:list-item>
          <text:p text:style-name="P74">Literal text mixed with metacharacters</text:p>
        </text:list-item>
        <text:list-item>
          <text:p text:style-name="P74">Efficient left-to-right matching without backtracking</text:p>
        </text:list-item>
        <text:list-item>
          <text:p text:style-name="P74">Quantifiers and character classes</text:p>
        </text:list-item>
        <text:list-item>
          <text:p text:style-name="P75">State management across pattern elements</text:p>
        </text:list-item>
      </text:list>
      <text:p text:style-name="P8"><text:span text:style-name="T1">The </text:span><text:span text:style-name="Source_20_Text"><text:span text:style-name="T2">&amp;start...&amp;end</text:span></text:span><text:span text:style-name="T1"> pattern language tackles the same complexity as regex but with human-readable syntax. The complexity has to live somewhere - preprocessing is the right architectural choice for containing it.</text:span></text:p>
      <text:h text:style-name="P3" text:outline-level="3">Comparison: Readability vs Complexity</text:h>
      <text:p text:style-name="P8"><text:span text:style-name="Strong_20_Emphasis"><text:span text:style-name="T1">Regex:</text:span></text:span></text:p>
      <text:p text:style-name="P7"><text:span text:style-name="Source_20_Text"><text:span text:style-name="T1">^Error <text:s text:c="2"/>\d{4}.*@en \.$</text:span></text:span></text:p>
      <text:p text:style-name="P4">Cryptic but handles the complexity.</text:p>
      <text:p text:style-name="P8"><text:span text:style-name="Strong_20_Emphasis"><text:span text:style-name="T1">Newbie:</text:span></text:span></text:p>
      <text:p text:style-name="P7"><text:soft-page-break/><text:span text:style-name="Source_20_Text"><text:span text:style-name="T1">&amp;start=Error &amp;space 3 &amp;numbers 4 &amp;end &amp;= @en .</text:span></text:span></text:p>
      <text:p text:style-name="P4">Readable but requires sophisticated preprocessing infrastructure.</text:p>
      <text:h text:style-name="P56" text:outline-level="2">Implementation Requirements</text:h>
      <text:p text:style-name="P4">To fix the current implementation:</text:p>
      <text:list text:style-name="L33">
        <text:list-item>
          <text:p text:style-name="P76"><text:span text:style-name="Strong_20_Emphasis"><text:span text:style-name="T1">Build pattern preprocessor</text:span></text:span><text:span text:style-name="T1">: Dedicated parser for </text:span><text:span text:style-name="Source_20_Text"><text:span text:style-name="T2">&amp;start...&amp;end</text:span></text:span><text:span text:style-name="T1"> blocks</text:span></text:p>
        </text:list-item>
        <text:list-item>
          <text:p text:style-name="P76"><text:span text:style-name="Strong_20_Emphasis"><text:span text:style-name="T1">Pattern element transformation</text:span></text:span><text:span text:style-name="T1">: Convert </text:span><text:span text:style-name="Source_20_Text"><text:span text:style-name="T2">&amp;space</text:span></text:span><text:span text:style-name="T1">, </text:span><text:span text:style-name="Source_20_Text"><text:span text:style-name="T2">&amp;numbers</text:span></text:span><text:span text:style-name="T1">, etc. to Rust matching code</text:span></text:p>
        </text:list-item>
        <text:list-item>
          <text:p text:style-name="P76"><text:span text:style-name="Strong_20_Emphasis"><text:span text:style-name="T1">Variable resolution phase</text:span></text:span><text:span text:style-name="T1">: Separate pass for variable substitution</text:span></text:p>
        </text:list-item>
        <text:list-item>
          <text:p text:style-name="P76"><text:span text:style-name="Strong_20_Emphasis"><text:span text:style-name="T1">Fix assignment form</text:span></text:span><text:span text:style-name="T1">: Repair </text:span><text:span text:style-name="Source_20_Text"><text:span text:style-name="T2">&amp;end &amp;=</text:span></text:span><text:span text:style-name="T1"> suffix matching</text:span></text:p>
        </text:list-item>
        <text:list-item>
          <text:p text:style-name="P77"><text:span text:style-name="Strong_20_Emphasis"><text:span text:style-name="T1">Fix early termination</text:span></text:span><text:span text:style-name="T1">: Properly coordinate thread shutdown when </text:span><text:span text:style-name="Source_20_Text"><text:span text:style-name="T2">&amp;first N</text:span></text:span><text:span text:style-name="T1"> limit reached</text:span></text:p>
        </text:list-item>
      </text:list>
      <text:h text:style-name="P56" text:outline-level="2">Current Status</text:h>
      <text:list text:style-name="L34">
        <text:list-item>
          <text:p text:style-name="P78">Basic pattern matching works but syntax is incorrect</text:p>
        </text:list-item>
        <text:list-item>
          <text:p text:style-name="P78">Three-thread architecture implemented but has early termination bug</text:p>
        </text:list-item>
        <text:list-item>
          <text:p text:style-name="P79"><text:span text:style-name="T1">Assignment forms (</text:span><text:span text:style-name="Source_20_Text"><text:span text:style-name="T2">&amp;start &amp;=</text:span></text:span><text:span text:style-name="T1">, </text:span><text:span text:style-name="Source_20_Text"><text:span text:style-name="T2">&amp;end &amp;=</text:span></text:span><text:span text:style-name="T1">) not working correctly</text:span></text:p>
        </text:list-item>
        <text:list-item>
          <text:p text:style-name="P78">No preprocessing infrastructure exists yet</text:p>
        </text:list-item>
        <text:list-item>
          <text:p text:style-name="P80">Main parser can't handle pattern language complexity</text:p>
        </text:list-item>
      </text:list>
      <text:p text:style-name="P4">This document captures the architectural understanding needed to implement the preprocessing system that will make the pattern language work correctly.</text:p>
      <text:p text:style-name="P8"/>
      <text:section text:style-name="Sect1" text:name="radix-_r_21t_">
        <text:p text:style-name="P81"/>
      </text:section>
      <text:p text:style-name="P81"><draw:frame draw:style-name="fr2" draw:name="Object1" text:anchor-type="as-char" svg:width="0.0161in" svg:height="0.0161in" draw:z-index="1"><draw:floating-frame/></draw:frame></text:p>
      <text:p text:style-name="Text_20_body"><draw:frame draw:style-name="fr3" draw:name="__next-route-announcer__" text:anchor-type="char" svg:width="0.0161in" draw:z-index="2"><draw:text-box fo:min-height="0.0161in"><text:p text:style-name="P81"/></draw:text-box></draw:frame><draw:frame draw:style-name="fr2" draw:name="Object2" text:anchor-type="as-char" svg:width="0.4925in" svg:height="0.4925in" draw:z-index="3"><draw:floating-frame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18:47:14.507726838</meta:creation-date>
    <dc:date>2025-09-28T18:47:49.859256129</dc:date>
    <meta:editing-duration>PT36S</meta:editing-duration>
    <meta:editing-cycles>1</meta:editing-cycles>
    <meta:document-statistic meta:table-count="0" meta:image-count="1" meta:object-count="2" meta:page-count="17" meta:paragraph-count="332" meta:word-count="4319" meta:character-count="26994" meta:non-whitespace-character-count="23120"/>
    <meta:generator>LibreOffice/25.2.6.2$Linux_X86_64 LibreOffice_project/520$Build-2</meta:generator>
  </office:meta>
</office:document-meta>
</file>